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Persoonlijke leerdoel: </text:p>
      <text:p text:style-name="Standard">Balans vinden tussen iets delegeren of zelf oplossen en wanneer dit wel en niet handig is.</text:p>
      <text:p text:style-name="Standard"/>
      <text:p text:style-name="Standard">Onderzoeks onderwerp:</text:p>
      <text:p text:style-name="Standard">Wat is de beste manier om met groepsgenoten te praten? </text:p>
      <text:p text:style-name="Standard">Op welke manier kan je ze eigenlijk het beste "manipuleren" om iets </text:p>
      <text:p text:style-name="Standard">te doen voor je, ook al zijn ze bijvoorbeeld lui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3:53:16.167856659</meta:creation-date>
    <dc:date>2024-09-02T13:53:36.374487922</dc:date>
    <meta:editing-duration>PT20S</meta:editing-duration>
    <meta:editing-cycles>1</meta:editing-cycles>
    <meta:document-statistic meta:table-count="0" meta:image-count="0" meta:object-count="0" meta:page-count="1" meta:paragraph-count="6" meta:word-count="52" meta:character-count="306" meta:non-whitespace-character-count="257"/>
    <meta:generator>LibreOffice/24.2.5.2$Linux_X86_64 LibreOffice_project/420$Build-2</meta:generator>
  </office:meta>
</office:document-meta>
</file>